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96in" style:rel-column-width="2073*"/>
    </style:style>
    <style:style style:name="Table1.B" style:family="table-column">
      <style:table-column-properties style:column-width="5.2535in" style:rel-column-width="75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4396in" style:rel-column-width="2073*"/>
    </style:style>
    <style:style style:name="Table2.B" style:family="table-column">
      <style:table-column-properties style:column-width="5.2535in" style:rel-column-width="756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96in" style:rel-column-width="2073*"/>
    </style:style>
    <style:style style:name="Table3.B" style:family="table-column">
      <style:table-column-properties style:column-width="5.2535in" style:rel-column-width="756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342c" officeooo:paragraph-rsid="0016342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342c" officeooo:paragraph-rsid="0016342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7e7d" officeooo:paragraph-rsid="00177e7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8533" officeooo:paragraph-rsid="001d853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520ce" officeooo:paragraph-rsid="0032725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3c0f7" officeooo:paragraph-rsid="0023c0f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e353c" officeooo:paragraph-rsid="0026544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462da6" officeooo:paragraph-rsid="00462da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4add1e" officeooo:paragraph-rsid="004add1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50767c" officeooo:paragraph-rsid="0050767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77e7d" officeooo:paragraph-rsid="00177e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8fca" officeooo:paragraph-rsid="001b8fc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d8533" officeooo:paragraph-rsid="001d853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68d3" officeooo:paragraph-rsid="002fd8a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071ab" officeooo:paragraph-rsid="002071a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16909" officeooo:paragraph-rsid="00226b4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16909" officeooo:paragraph-rsid="002fd8a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16909" officeooo:paragraph-rsid="001d853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3c0f7" officeooo:paragraph-rsid="00226b4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46e1c" officeooo:paragraph-rsid="0032725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520ce" officeooo:paragraph-rsid="0032725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520ce" officeooo:paragraph-rsid="001d853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87d77" officeooo:paragraph-rsid="004410e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49ca83" officeooo:paragraph-rsid="0049ca8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4add1e" officeooo:paragraph-rsid="004add1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4e928a" officeooo:paragraph-rsid="004e928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4fe1b8" officeooo:paragraph-rsid="004fe1b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52e265" officeooo:paragraph-rsid="0052e26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53fbba" officeooo:paragraph-rsid="0053fbb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577c60" officeooo:paragraph-rsid="00577c6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5c81b0" officeooo:paragraph-rsid="005c81b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5e849e" officeooo:paragraph-rsid="005e849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5f27b1" officeooo:paragraph-rsid="005f27b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italic" fo:font-weight="normal" officeooo:rsid="00265444" officeooo:paragraph-rsid="002bd4b9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italic" fo:font-weight="normal" officeooo:rsid="00265444" officeooo:paragraph-rsid="00265444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italic" fo:font-weight="normal" officeooo:rsid="0060e8a3" officeooo:paragraph-rsid="0060e8a3" style:font-style-asian="italic" style:font-weight-asian="normal" style:font-style-complex="italic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2fd8a4" officeooo:paragraph-rsid="002fd8a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32725c" officeooo:paragraph-rsid="0032725c" style:font-weight-asian="bold" style:font-weight-complex="bold"/>
    </style:style>
    <style:style style:name="T1" style:family="text">
      <style:text-properties officeooo:rsid="00246e1c"/>
    </style:style>
    <style:style style:name="T2" style:family="text">
      <style:text-properties officeooo:rsid="002bd4b9"/>
    </style:style>
    <style:style style:name="T3" style:family="text">
      <style:text-properties officeooo:rsid="002e27f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df8a9" style:font-style-asian="italic" style:font-style-complex="italic"/>
    </style:style>
    <style:style style:name="T6" style:family="text">
      <style:text-properties officeooo:rsid="003748e0"/>
    </style:style>
    <style:style style:name="T7" style:family="text">
      <style:text-properties officeooo:rsid="0038c098"/>
    </style:style>
    <style:style style:name="T8" style:family="text">
      <style:text-properties officeooo:rsid="003c8351"/>
    </style:style>
    <style:style style:name="T9" style:family="text">
      <style:text-properties officeooo:rsid="003d2bbc"/>
    </style:style>
    <style:style style:name="T10" style:family="text">
      <style:text-properties officeooo:rsid="003db245"/>
    </style:style>
    <style:style style:name="T11" style:family="text">
      <style:text-properties officeooo:rsid="00415f8c"/>
    </style:style>
    <style:style style:name="T12" style:family="text">
      <style:text-properties officeooo:rsid="004410ef"/>
    </style:style>
    <style:style style:name="T13" style:family="text">
      <style:text-properties officeooo:rsid="00462da6"/>
    </style:style>
    <style:style style:name="T14" style:family="text">
      <style:text-properties officeooo:rsid="00481a06"/>
    </style:style>
    <style:style style:name="T15" style:family="text">
      <style:text-properties officeooo:rsid="004a73e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a73e7" style:font-weight-asian="bold" style:font-weight-complex="bold"/>
    </style:style>
    <style:style style:name="T18" style:family="text">
      <style:text-properties officeooo:rsid="004c3432"/>
    </style:style>
    <style:style style:name="T19" style:family="text">
      <style:text-properties officeooo:rsid="004fe1b8"/>
    </style:style>
    <style:style style:name="T20" style:family="text">
      <style:text-properties officeooo:rsid="0050767c"/>
    </style:style>
    <style:style style:name="T21" style:family="text">
      <style:text-properties officeooo:rsid="0050a460"/>
    </style:style>
    <style:style style:name="T22" style:family="text">
      <style:text-properties fo:color="#ed1c24" fo:font-weight="bold" style:font-weight-asian="bold" style:font-weight-complex="bold"/>
    </style:style>
    <style:style style:name="T23" style:family="text">
      <style:text-properties officeooo:rsid="0053fbba"/>
    </style:style>
    <style:style style:name="T24" style:family="text">
      <style:text-properties officeooo:rsid="0057cbf8"/>
    </style:style>
    <style:style style:name="T25" style:family="text">
      <style:text-properties officeooo:rsid="005df8a9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5df8a9" style:font-style-asian="normal" style:font-style-complex="normal"/>
    </style:style>
    <style:style style:name="T28" style:family="text">
      <style:text-properties officeooo:rsid="005f27b1"/>
    </style:style>
    <style:style style:name="T29" style:family="text">
      <style:text-properties officeooo:rsid="00609408"/>
    </style:style>
    <style:style style:name="T30" style:family="text">
      <style:text-properties officeooo:rsid="00628184"/>
    </style:style>
    <style:style style:name="T31" style:family="text">
      <style:text-properties officeooo:rsid="0064151b"/>
    </style:style>
    <style:style style:name="T32" style:family="text">
      <style:text-properties officeooo:rsid="0064ed5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2">Idee voor een</text:span> <text:span text:style-name="T28">damage </text:span>formule <text:span text:style-name="T28">bij onze</text:span> Pokémon<text:span text:style-name="T32">-battles</text:span></text:p>
      <text:p text:style-name="P1"/>
      <text:p text:style-name="P2"/>
      <text:p text:style-name="P3">Damage formule:</text:p>
      <text:p text:style-name="P11"/>
      <text:p text:style-name="P12"><draw:frame draw:style-name="fr1" draw:name="Object1" text:anchor-type="as-char" svg:y="-0.4528in" svg:width="4.4189in" svg:height="0.601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33">De 5 is hier een constante die de<text:span text:style-name="T31"> damage-</text:span>aantallen redelijk maakt.</text:p>
      <text:p text:style-name="P33"/>
      <text:p text:style-name="P33"/>
      <text:p text:style-name="P13">Hieronder <text:span text:style-name="T13">enkele </text:span>voorbeeld<text:span text:style-name="T13">en</text:span> van hoe dat zou werken met Bulbasaur<text:span text:style-name="T29"> (gras-pokémon)</text:span> tegen <text:span text:style-name="T3">Charmander (vuur-pokémon).</text:span></text:p>
      <text:p text:style-name="P13"/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>Bulbasaur stats</text:p>
          </table:table-cell>
          <table:table-cell table:style-name="Table2.B1" office:value-type="string">
            <text:p text:style-name="P38">Bulbasaur<text:span text:style-name="T10">'s</text:span> aanvallen<text:span text:style-name="T10">: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HP<text:span text:style-name="T1">: </text:span>45</text:p>
            <text:p text:style-name="P14">Attack<text:span text:style-name="T1">:</text:span> 49</text:p>
            <text:p text:style-name="P14">Defence<text:span text:style-name="T1">:</text:span> 49</text:p>
            <text:p text:style-name="P14">Speed<text:span text:style-name="T1">: </text:span>45</text:p>
          </table:table-cell>
          <table:table-cell table:style-name="Table1.B1" office:value-type="string">
            <text:p text:style-name="P17"><text:span text:style-name="T4">Tackle </text:span><text:tab/><text:tab/>Power: 40<text:tab/>Acc: 100%<text:tab/>PP: 35<text:tab/><text:tab/>Type: Normal</text:p>
            <text:p text:style-name="P17"><text:span text:style-name="T4">Growl</text:span><text:tab/><text:tab/>-</text:p>
            <text:p text:style-name="P17"><text:span text:style-name="T4">Vine</text:span> <text:span text:style-name="T4">Whip</text:span><text:tab/>Power: 45<text:tab/>Acc: 100%<text:tab/>PP: 25<text:tab/><text:tab/>Type: Grass</text:p>
            <text:p text:style-name="P17"><text:span text:style-name="T4">Take</text:span> <text:span text:style-name="T4">Down</text:span><text:tab/>Power: 90<text:tab/>Acc: 85%<text:tab/>PP: 20<text:tab/><text:tab/>Type: Normal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Charmander stats</text:p>
          </table:table-cell>
          <table:table-cell table:style-name="Table3.B1" office:value-type="string">
            <text:p text:style-name="P5">Charmander<text:span text:style-name="T10">'s</text:span> aanvallen:</text:p>
          </table:table-cell>
        </table:table-row>
        <table:table-row>
          <table:table-cell table:style-name="Table3.A2" office:value-type="string">
            <text:p text:style-name="P20">HP: 39</text:p>
            <text:p text:style-name="P20">Attack: 52</text:p>
            <text:p text:style-name="P20">Defence: 43</text:p>
            <text:p text:style-name="P20">Speed: 65</text:p>
          </table:table-cell>
          <table:table-cell table:style-name="Table3.B2" office:value-type="string">
            <text:p text:style-name="P21"><text:span text:style-name="T4">Scratch</text:span><text:tab/>Power: 40<text:tab/>Acc: 100%<text:tab/>PP: 35<text:tab/><text:tab/>Type: Normal</text:p>
            <text:p text:style-name="P36">Smokescreen<text:span text:style-name="T30"> <text:s text:c="2"/>-</text:span></text:p>
            <text:p text:style-name="P21"><text:span text:style-name="T4">Ember</text:span><text:tab/><text:tab/>Power: 40<text:tab/>Acc: 100%<text:tab/>PP: 25<text:tab/><text:tab/>Type: Fire</text:p>
            <text:p text:style-name="P21"><text:span text:style-name="T4">Slash</text:span><text:tab/><text:tab/>Power: 70<text:tab/>Acc: 100%<text:tab/>PP: 20<text:tab/><text:tab/>Type: Normal</text:p>
          </table:table-cell>
        </table:table-row>
      </table:table>
      <text:p text:style-name="P22"/>
      <text:p text:style-name="P19"/>
      <text:p text:style-name="P6"><text:span text:style-name="T14">1. </text:span>Damage van <text:span text:style-name="T6">Bulbasaurs t</text:span>ackle zou dan tegen een <text:span text:style-name="T1">Charmander zijn:</text:span></text:p>
      <text:p text:style-name="P34"><text:span text:style-name="T11">5 x <text:tab/></text:span>Power van Tackle: 40<text:span text:style-name="T8"><text:tab/> <text:s text:c="3"/>x <text:s/><text:tab/>( </text:span>eigen Attack: 49<text:span text:style-name="T2"> <text:s text:c="2"/>/ <text:s/></text:span>Charmander Defence: 43<text:span text:style-name="T2"> ) </text:span></text:p>
      <text:p text:style-name="P35">gedeeld door 50<text:span text:style-name="T7"> <text:tab/></text:span>+ 2</text:p>
      <text:p text:style-name="P7"/>
      <text:p text:style-name="P23"><text:span text:style-name="T12">Oftewel: <text:s/>( </text:span>5 x 40 x (49/43) <text:span text:style-name="T9">) </text:span>gedeeld door 50 + 2<text:span text:style-name="T9"> <text:s text:c="2"/>= 6,558 damage</text:span></text:p>
      <text:p text:style-name="P23"><text:span text:style-name="T12"><text:tab/>Het zou 7 damage doen volgens deze formule, aangezien we alles afronden naar boven.</text:span></text:p>
      <text:p text:style-name="P23"/>
      <text:p text:style-name="P8"><text:span text:style-name="T14">2. </text:span>Damage<text:span text:style-name="T14"> van Bulbasaurs Take Down tegen Charmander:</text:span></text:p>
      <text:p text:style-name="P24">( 5 x 90 x (49 / 43) ) gedeeld door 50 + 2 = <text:s/>12,3 damage</text:p>
      <text:p text:style-name="P24"><text:tab/>Het zou dus 12 damage doen<text:span text:style-name="T15"> </text:span><text:span text:style-name="T17">maar </text:span><text:span text:style-name="T15">de kans dat het lukt is 85% door de accuracy.</text:span></text:p>
      <text:p text:style-name="P24"/>
      <text:p text:style-name="P25"/>
      <text:p text:style-name="P9">3.<text:span text:style-name="T18"> Damage van Charmander's Ember</text:span> <text:span text:style-name="T18">tegen Bulbasaur:</text:span></text:p>
      <text:p text:style-name="P26">( 5 X 40 X ( 52 / 49 ) gedeeld door 50 + 2 = <text:span text:style-name="T19">6,2 damage</text:span></text:p>
      <text:p text:style-name="P27"><text:tab/>Het doet dus 6 damage, maar dat <text:span text:style-name="T22">verdubbelt</text:span> omdat het vuur tegen gras is --&gt; <text:span text:style-name="T16">12 damage</text:span><text:span text:style-name="T20">.</text:span></text:p>
      <text:p text:style-name="P27"/>
      <text:p text:style-name="P10">4. <text:span text:style-name="T21">Damage van Charmanders's Slash tegen Bulbasaur: </text:span></text:p>
      <text:p text:style-name="P28">( 5 x 70 x (52 / 49) gedeeld door 50 + 2 = <text:span text:style-name="T23">9,4 damage</text:span></text:p>
      <text:p text:style-name="P29"><text:tab/>Het doet dus 9 damage.</text:p>
      <text:p text:style-name="P16"/>
      <text:p text:style-name="P16"><text:tab/></text:p>
      <text:p text:style-name="P15"><text:soft-page-break/></text:p>
      <text:p text:style-name="P15"/>
      <text:p text:style-name="P30">Deze aantallen lijken me vrij eerlijk, aangezien:</text:p>
      <text:p text:style-name="P30">1. Charmander wellicht minder <text:span text:style-name="T16">HP</text:span> heeft, maar wel eerder aan de beurt komt door hogere <text:span text:style-name="T16">Speed</text:span>.</text:p>
      <text:p text:style-name="P30">2. <text:span text:style-name="T24">Het element van een Pokémon / aanval dus damage kan verdubbelen of halveren.</text:span></text:p>
      <text:p text:style-name="P31">3. <text:span text:style-name="T25">Sterkte aanvallen zoals </text:span><text:span text:style-name="T5">Take Down</text:span><text:span text:style-name="T27"> wel veel damage doen, maar kans hebben om te missen doordat de accuracy laag is.</text:span></text:p>
      <text:p text:style-name="P31"><text:span text:style-name="T27"/></text:p>
      <text:p text:style-name="P32"><text:span text:style-name="T27">E</text:span><text:span text:style-name="T26">n een potje duurt niet per se te lang, aangezien Charmander binnen 4 beurten (4x 12 damage) Bulbasaur dood zou hebbe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8:44:19.750594837</meta:creation-date>
    <dc:date>2019-05-22T19:55:47.741364774</dc:date>
    <meta:editing-duration>PT1H10M54S</meta:editing-duration>
    <meta:editing-cycles>75</meta:editing-cycles>
    <meta:generator>LibreOffice/6.0.7.3$Linux_X86_64 LibreOffice_project/00m0$Build-3</meta:generator>
    <meta:document-statistic meta:table-count="3" meta:image-count="0" meta:object-count="1" meta:page-count="2" meta:paragraph-count="45" meta:word-count="373" meta:character-count="1988" meta:non-whitespace-character-count="1623"/>
  </office:meta>
</office:document-meta>
</file>

<file path=Object 1/content.xml><?xml version="1.0" encoding="utf-8"?>
<math xmlns="http://www.w3.org/1998/Math/MathML" display="block">
  <semantics>
    <mrow>
      <mi mathvariant="italic">Damage</mi>
      <mo stretchy="false">=</mo>
      <mrow>
        <mfrac>
          <mrow>
            <mo fence="true" stretchy="false">(</mo>
            <mrow>
              <mrow>
                <mrow>
                  <mn>5</mn>
                  <mo stretchy="false">×</mo>
                  <mi mathvariant="italic">Power</mi>
                </mrow>
                <mi mathvariant="italic">van</mi>
                <mi mathvariant="italic">de</mi>
                <mrow>
                  <mi mathvariant="italic">aanval</mi>
                  <mo stretchy="false">×</mo>
                  <mfrac>
                    <mrow>
                      <mi mathvariant="italic">eigen</mi>
                      <mi mathvariant="italic">Attack</mi>
                    </mrow>
                    <mrow>
                      <mi mathvariant="italic">tegenstanders</mi>
                      <mi mathvariant="italic">Defence</mi>
                    </mrow>
                  </mfrac>
                </mrow>
              </mrow>
            </mrow>
            <mo fence="true" stretchy="false">)</mo>
          </mrow>
          <mn>50</mn>
        </mfrac>
        <mo stretchy="false">+</mo>
        <mn>2</mn>
      </mrow>
    </mrow>
    <annotation encoding="StarMath 5.0">Damage =  ( 5 times  Power van de aanval times  {{eigen Attack} over {tegenstanders Defence}})  over {50}    +  2</annotation>
  </semantics>
</math>
</file>